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Word of God</text:p>
      <text:p text:style-name="P1"/>
      <text:p text:style-name="P1">So what is a Christian? What is the Church?What is prayer? And what is the Bible? And what may one reasonable expect from the Lord God Almighty.....if anything. And who has the Authority to teach? Where are the answers to be found? If anywhere? Or is it just a chaotic mass of opinions? Is there a Absolu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2-09T11:19:48.59</meta:creation-date>
    <dc:date>2025-02-09T11:23:16.80</dc:date>
    <meta:editing-duration>PT3M28S</meta:editing-duration>
    <meta:editing-cycles>2</meta:editing-cycles>
    <meta:generator>OpenOffice/4.1.15$Win32 OpenOffice.org_project/4115m2$Build-9813</meta:generator>
    <meta:document-statistic meta:table-count="0" meta:image-count="0" meta:object-count="0" meta:page-count="1" meta:paragraph-count="2" meta:word-count="61" meta:character-count="323"/>
  </office:meta>
</office:document-meta>
</file>